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ithComplexConstructor.ClassWithComplexConstructor( Dependency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WithComplexConstructor.get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ithComplexConstructor.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